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1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1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fill-color="#000000" draw:opacity="40%" draw:opacity-name="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ffffcc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gr23" style:family="graphic" style:parent-style-name="standard">
      <style:graphic-properties draw:fill-color="#000000" draw:opacity="30%" draw:opacity-name="" draw:textarea-horizontal-align="justify" draw:textarea-vertical-align="middle" draw:auto-grow-height="false"/>
    </style:style>
    <style:style style:name="gr24" style:family="graphic" style:parent-style-name="standard">
      <style:graphic-properties draw:fill-color="#000000" draw:opacity="40%" draw:opacity-name="" draw:textarea-horizontal-align="justify" draw:textarea-vertical-align="middle" draw:auto-grow-height="false"/>
    </style:style>
    <style:style style:name="gr25" style:family="graphic" style:parent-style-name="objectwithoutfill">
      <style:graphic-properties svg:stroke-color="#ffff99" draw:fill="none" draw:textarea-horizontal-align="center" draw:textarea-vertical-align="middle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ffcc99" draw:fill="none" draw:textarea-horizontal-align="center" draw:textarea-vertical-align="middle"/>
    </style:style>
    <style:style style:name="gr2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9" style:family="graphic" style:parent-style-name="objectwithoutfill">
      <style:graphic-properties svg:stroke-color="#9999ff" draw:fill="none" draw:textarea-horizontal-align="center" draw:textarea-vertical-align="middle"/>
    </style:style>
    <style:style style:name="gr30" style:family="graphic" style:parent-style-name="standard">
      <style:graphic-properties draw:fill-color="#808080" draw:opacity="50%" draw:opacity-name="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37cm"/>
    </style:style>
    <style:style style:name="gr32" style:family="graphic" style:parent-style-name="objectwithoutfill">
      <style:graphic-properties svg:stroke-color="#00dcff" draw:fill="none" draw:textarea-horizontal-align="center" draw:textarea-vertical-align="middle"/>
    </style:style>
    <style:style style:name="gr33" style:family="graphic" style:parent-style-name="standard">
      <style:graphic-properties draw:fill-color="#00dcff" draw:opacity="50%" draw:opacity-name="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94bd5e" draw:fill="none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3cm"/>
    </style:style>
    <style:style style:name="gr36" style:family="graphic" style:parent-style-name="standard">
      <style:graphic-properties draw:fill-color="#666600" draw:textarea-horizontal-align="justify" draw:textarea-vertical-align="middle" draw:auto-grow-height="false"/>
    </style:style>
    <style:style style:name="gr37" style:family="graphic" style:parent-style-name="standard">
      <style:graphic-properties draw:fill-color="#6666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1.5cm"/>
    </style:style>
    <style:style style:name="pr3" style:family="presentation" style:parent-style-name="Default-outline1">
      <style:graphic-properties fo:min-height="19.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co1" style:family="table-column">
      <style:table-column-properties style:column-width="7.439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3.10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25cm"/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25cm"/>
    </style:style>
    <style:style style:name="P7" style:family="paragraph">
      <style:text-properties fo:color="#ffffcc" fo:font-weight="bold" style:font-weight-asian="bold" style:font-weight-complex="bold"/>
    </style:style>
    <style:style style:name="P8" style:family="paragraph">
      <style:text-properties fo:color="#ffffcc"/>
    </style:style>
    <style:style style:name="P9" style:family="paragraph">
      <style:paragraph-properties fo:text-align="center"/>
      <style:text-properties fo:color="#ffffcc"/>
    </style:style>
    <style:style style:name="P10" style:family="paragraph">
      <style:paragraph-properties fo:text-align="center"/>
      <style:text-properties fo:color="#ffff99" fo:font-weight="bold" style:font-weight-asian="bold" style:font-weight-complex="bold"/>
    </style:style>
    <style:style style:name="P11" style:family="paragraph">
      <style:paragraph-properties fo:text-align="center"/>
      <style:text-properties fo:color="#ffcc99" fo:font-weight="bold" style:font-weight-asian="bold" style:font-weight-complex="bold"/>
    </style:style>
    <style:style style:name="P12" style:family="paragraph">
      <style:paragraph-properties fo:text-align="center"/>
      <style:text-properties fo:color="#9999ff" fo:font-weight="bold" style:font-weight-asian="bold" style:font-weight-complex="bold"/>
    </style:style>
    <style:style style:name="P13" style:family="paragraph">
      <style:paragraph-properties fo:text-align="center"/>
      <style:text-properties fo:color="#ffffcc" fo:font-weight="bold" style:font-weight-asian="bold" style:font-weight-complex="bold"/>
    </style:style>
    <style:style style:name="P14" style:family="paragraph">
      <style:paragraph-properties fo:text-align="center"/>
      <style:text-properties fo:color="#00dcff" fo:font-weight="bold" style:font-weight-asian="bold" style:font-weight-complex="bold"/>
    </style:style>
    <style:style style:name="P15" style:family="paragraph">
      <style:paragraph-properties fo:text-align="center"/>
      <style:text-properties fo:color="#94bd5e" fo:font-weight="bold" style:font-weight-asian="bold" style:font-weight-complex="bold"/>
    </style:style>
    <style:style style:name="P16" style:family="paragraph">
      <style:text-properties fo:color="#ffff99" fo:font-size="18pt" fo:font-weight="bold" style:font-weight-asian="bold" style:font-weight-complex="bold"/>
    </style:style>
    <style:style style:name="P17" style:family="paragraph">
      <style:text-properties fo:color="#ffff99" fo:font-size="18pt"/>
    </style:style>
    <style:style style:name="P18" style:family="paragraph">
      <style:text-properties fo:color="#ffff99"/>
    </style:style>
    <style:style style:name="P19" style:family="paragraph">
      <style:text-properties fo:color="#ffcc99" fo:font-size="18pt" fo:font-weight="bold" style:font-weight-asian="bold" style:font-weight-complex="bold"/>
    </style:style>
    <style:style style:name="P20" style:family="paragraph">
      <style:text-properties fo:color="#ffcc99" fo:font-size="18pt"/>
    </style:style>
    <style:style style:name="P21" style:family="paragraph">
      <style:text-properties fo:color="#9999ff" fo:font-size="18pt" fo:font-weight="bold" style:font-weight-asian="bold" style:font-weight-complex="bold"/>
    </style:style>
    <style:style style:name="P22" style:family="paragraph">
      <style:text-properties fo:color="#9999ff" fo:font-size="18pt"/>
    </style:style>
    <style:style style:name="P23" style:family="paragraph">
      <style:paragraph-properties fo:text-align="center"/>
      <style:text-properties fo:color="#9999ff"/>
    </style:style>
    <style:style style:name="P24" style:family="paragraph">
      <style:text-properties fo:color="#00dcff" fo:font-size="18pt" fo:font-weight="bold" style:font-weight-asian="bold" style:font-weight-complex="bold"/>
    </style:style>
    <style:style style:name="P25" style:family="paragraph">
      <style:text-properties fo:color="#00dcff" fo:font-size="18pt"/>
    </style:style>
    <style:style style:name="P26" style:family="paragraph">
      <style:text-properties fo:color="#94bd5e" fo:font-size="18pt" fo:font-weight="bold" style:font-weight-asian="bold" style:font-weight-complex="bold"/>
    </style:style>
    <style:style style:name="P27" style:family="paragraph">
      <style:text-properties fo:color="#94bd5e" fo:font-size="18pt"/>
    </style:style>
    <style:style style:name="P28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font-name="Arial" fo:font-size="20pt" fo:language="zxx" fo:country="none" style:letter-kerning="tru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cc" fo:font-weight="bold" style:font-weight-asian="bold" style:font-weight-complex="bold"/>
    </style:style>
    <style:style style:name="T5" style:family="text">
      <style:text-properties fo:color="#ffffcc"/>
    </style:style>
    <style:style style:name="T6" style:family="text">
      <style:text-properties fo:color="#ffff99" fo:font-weight="bold" style:font-weight-asian="bold" style:font-weight-complex="bold"/>
    </style:style>
    <style:style style:name="T7" style:family="text">
      <style:text-properties fo:color="#ffcc99" fo:font-weight="bold" style:font-weight-asian="bold" style:font-weight-complex="bold"/>
    </style:style>
    <style:style style:name="T8" style:family="text">
      <style:text-properties fo:color="#9999ff" fo:font-weight="bold" style:font-weight-asian="bold" style:font-weight-complex="bold"/>
    </style:style>
    <style:style style:name="T9" style:family="text">
      <style:text-properties fo:color="#00dcff" fo:font-weight="bold" style:font-weight-asian="bold" style:font-weight-complex="bold"/>
    </style:style>
    <style:style style:name="T10" style:family="text">
      <style:text-properties fo:color="#94bd5e" fo:font-weight="bold" style:font-weight-asian="bold" style:font-weight-complex="bold"/>
    </style:style>
    <style:style style:name="T11" style:family="text">
      <style:text-properties fo:color="#ffff99" fo:font-size="18pt" fo:font-weight="bold" style:font-weight-asian="bold" style:font-weight-complex="bold"/>
    </style:style>
    <style:style style:name="T12" style:family="text">
      <style:text-properties fo:color="#ffff99" fo:font-size="18pt"/>
    </style:style>
    <style:style style:name="T13" style:family="text">
      <style:text-properties fo:color="#ffff99"/>
    </style:style>
    <style:style style:name="T14" style:family="text">
      <style:text-properties fo:color="#ffcc99" fo:font-size="18pt" fo:font-weight="bold" style:font-weight-asian="bold" style:font-weight-complex="bold"/>
    </style:style>
    <style:style style:name="T15" style:family="text">
      <style:text-properties fo:color="#ffcc99" fo:font-size="18pt"/>
    </style:style>
    <style:style style:name="T16" style:family="text">
      <style:text-properties fo:color="#9999ff" fo:font-size="18pt" fo:font-weight="bold" style:font-weight-asian="bold" style:font-weight-complex="bold"/>
    </style:style>
    <style:style style:name="T17" style:family="text">
      <style:text-properties fo:color="#9999ff" fo:font-size="18pt"/>
    </style:style>
    <style:style style:name="T18" style:family="text">
      <style:text-properties fo:color="#9999ff"/>
    </style:style>
    <style:style style:name="T19" style:family="text">
      <style:text-properties fo:color="#00dcff" fo:font-size="18pt" fo:font-weight="bold" style:font-weight-asian="bold" style:font-weight-complex="bold"/>
    </style:style>
    <style:style style:name="T20" style:family="text">
      <style:text-properties fo:color="#00dcff" fo:font-size="18pt"/>
    </style:style>
    <style:style style:name="T21" style:family="text">
      <style:text-properties fo:color="#94bd5e" fo:font-size="18pt" fo:font-weight="bold" style:font-weight-asian="bold" style:font-weight-complex="bold"/>
    </style:style>
    <style:style style:name="T22" style:family="text">
      <style:text-properties fo:color="#94bd5e" fo:font-size="18pt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3" draw:id="id3" draw:layer="layout" svg:width="7.438cm" svg:height="3.627cm" svg:x="15.092cm" svg:y="1.27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>Contrôleur</text:p>
              </table:table-cell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438cm" svg:height="4.338cm" svg:x="2.361cm" svg:y="1.19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>View</text:p>
              </table:table-cell>
            </table:table-row>
            <table:table-row table:style-name="ro4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7.438cm" svg:height="5.049cm" svg:x="14.748cm" svg:y="8.18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>Model</text:p>
              </table:table-cell>
            </table:table-row>
            <table:table-row table:style-name="ro5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draw:type="lines" svg:x1="18.467cm" svg:y1="13.229cm" svg:x2="18.455cm" svg:y2="16.493cm" draw:start-shape="id1" draw:start-glue-point="2" svg:d="M18467 13229v502l-12 2762" svg:viewBox="0 0 13 3265">
          <text:p/>
        </draw:connector>
        <draw:connector draw:style-name="gr2" draw:text-style-name="P1" draw:layer="layout" svg:x1="9.799cm" svg:y1="3.361cm" svg:x2="15.092cm" svg:y2="3.085cm" draw:start-shape="id2" draw:start-glue-point="1" draw:end-shape="id3" svg:d="M9799 3361h2647v-276h2646" svg:viewBox="0 0 5294 277">
          <text:p/>
        </draw:connector>
        <draw:connector draw:style-name="gr2" draw:text-style-name="P1" draw:layer="layout" svg:x1="18.811cm" svg:y1="4.899cm" svg:x2="18.467cm" svg:y2="8.18cm" draw:start-shape="id3" draw:start-glue-point="2" draw:end-shape="id1" draw:end-glue-point="0" svg:d="M18811 4899v1641h-344v1640" svg:viewBox="0 0 345 3282">
          <text:p/>
        </draw:connector>
        <draw:frame draw:style-name="gr3" draw:layer="layout" svg:width="3cm" svg:height="0.963cm" svg:x="19cm" svg:y="5.6cm">
          <draw:text-box>
            <text:p>Renvoie</text:p>
          </draw:text-box>
        </draw:frame>
        <draw:frame draw:style-name="gr3" draw:layer="layout" svg:width="3cm" svg:height="0.963cm" svg:x="18.6cm" svg:y="14.5cm">
          <draw:text-box>
            <text:p>Gère</text:p>
          </draw:text-box>
        </draw:frame>
        <draw:frame draw:style-name="gr3" draw:layer="layout" svg:width="3cm" svg:height="0.963cm" svg:x="11cm" svg:y="2cm">
          <draw:text-box>
            <text:p>Contrôle</text:p>
          </draw:text-box>
        </draw:frame>
        <draw:frame draw:style-name="gr3" draw:layer="layout" svg:width="1cm" svg:height="0.963cm" svg:x="9.848cm" svg:y="2.304cm">
          <draw:text-box>
            <text:p>n</text:p>
          </draw:text-box>
        </draw:frame>
        <draw:frame draw:style-name="gr4" draw:layer="layout" svg:width="0.5cm" svg:height="1.204cm" svg:x="4cm" svg:y="10.5cm">
          <draw:text-box>
            <text:p/>
          </draw:text-box>
        </draw:frame>
        <draw:frame draw:style-name="gr3" draw:layer="layout" svg:width="1cm" svg:height="0.963cm" svg:x="5cm" svg:y="5.537cm">
          <draw:text-box>
            <text:p>1</text:p>
          </draw:text-box>
        </draw:frame>
        <draw:frame draw:style-name="gr3" draw:layer="layout" svg:width="1cm" svg:height="0.963cm" svg:x="17.5cm" svg:y="15.437cm">
          <draw:text-box>
            <text:p>1</text:p>
          </draw:text-box>
        </draw:frame>
        <draw:frame draw:style-name="gr3" draw:layer="layout" svg:width="1cm" svg:height="0.963cm" svg:x="18.6cm" svg:y="13.3cm">
          <draw:text-box>
            <text:p>1</text:p>
          </draw:text-box>
        </draw:frame>
        <draw:frame draw:style-name="gr3" draw:layer="layout" svg:width="1cm" svg:height="0.963cm" svg:x="14cm" svg:y="3.037cm">
          <draw:text-box>
            <text:p>n</text:p>
          </draw:text-box>
        </draw:frame>
        <draw:frame draw:style-name="gr3" draw:layer="layout" svg:width="1cm" svg:height="0.963cm" svg:x="17.7cm" svg:y="5cm">
          <draw:text-box>
            <text:p>n</text:p>
          </draw:text-box>
        </draw:frame>
        <draw:frame draw:style-name="gr3" draw:layer="layout" svg:width="1cm" svg:height="0.963cm" svg:x="18.6cm" svg:y="6.7cm">
          <draw:text-box>
            <text:p>n</text:p>
          </draw:text-box>
        </draw:frame>
        <draw:custom-shape draw:style-name="gr5" draw:text-style-name="P1" draw:layer="layout" svg:width="3.5cm" svg:height="3.5cm" svg:x="17cm" svg:y="16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1.5cm" svg:x="1.301cm" svg:y="0cm" presentation:class="title" presentation:user-transformed="true">
          <draw:text-box>
            <text:p><text:span text:style-name="T1">Spécifications fonctionnelles :</text:span></text:p>
          </draw:text-box>
        </draw:frame>
        <draw:frame presentation:style-name="pr3" draw:text-style-name="P4" draw:layer="layout" svg:width="25.199cm" svg:height="19.5cm" svg:x="1.4cm" svg:y="1.5cm" presentation:class="outline" presentation:user-transformed="true">
          <draw:text-box>
            <text:list text:style-name="L2">
              <text:list-item>
                <text:p text:style-name="P3"><text:span text:style-name="T2">sections : </text:span></text:p>
                <text:list>
                  <text:list-item>
                    <text:p text:style-name="P3"><text:span text:style-name="T2">Page de présentation </text:span></text:p>
                  </text:list-item>
                  <text:list-item>
                    <text:p><text:span text:style-name="T3">Cv</text:span></text:p>
                  </text:list-item>
                  <text:list-item>
                    <text:p><text:span text:style-name="T3">Réalisations</text:span></text:p>
                  </text:list-item>
                  <text:list-item>
                    <text:p><text:span text:style-name="T3">Veilles </text:span></text:p>
                  </text:list-item>
                  <text:list-item>
                    <text:p><text:span text:style-name="T3">Environnement </text:span></text:p>
                  </text:list-item>
                </text:list>
              </text:list-item>
              <text:list-item>
                <text:p text:style-name="P3"><text:span text:style-name="T2">Organisation visuelle : </text:span></text:p>
                <text:list>
                  <text:list-item>
                    <text:p text:style-name="P3"><text:span text:style-name="T2">1 Page de présentation avec menu en fleur</text:span></text:p>
                  </text:list-item>
                  <text:list-item>
                    <text:p text:style-name="P3"><text:span text:style-name="T2">Affichage page par page</text:span></text:p>
                  </text:list-item>
                  <text:list-item>
                    <text:p text:style-name="P3"><text:span text:style-name="T2">Menu flottant sur la gauche</text:span></text:p>
                  </text:list-item>
                  <text:list-item>
                    <text:p text:style-name="P3"><text:span text:style-name="T2">Menu symbolisé par des icônes</text:span></text:p>
                  </text:list-item>
                  <text:list-item>
                    <text:p text:style-name="P3"><text:span text:style-name="T2">Rappel de la signification des icônes dans ombre déroulante au passage sur le menu</text:span></text:p>
                  </text:list-item>
                  <text:list-item>
                    <text:p text:style-name="P3"><text:span text:style-name="T2">Icônes de réseaux sociaux en bas de page ou de menu</text:span></text:p>
                  </text:list-item>
                  <text:list-item>
                    <text:p text:style-name="P3"><text:span text:style-name="T2">1 couleur dominante par section</text:span></text:p>
                  </text:list-item>
                  <text:list-item>
                    <text:p text:style-name="P3"><text:span text:style-name="T2">Photo en fond d'écran ?</text:span></text:p>
                  </text:list-item>
                  <text:list-item>
                    <text:p text:style-name="P3"><text:span text:style-name="T2">Génération cv en 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1.5cm" svg:x="1.301cm" svg:y="0cm" presentation:class="title" presentation:user-transformed="true">
          <draw:text-box>
            <text:p><text:span text:style-name="T1">Conception technique :</text:span></text:p>
          </draw:text-box>
        </draw:frame>
        <draw:frame presentation:style-name="pr3" draw:text-style-name="P4" draw:layer="layout" svg:width="25.199cm" svg:height="19.5cm" svg:x="1.4cm" svg:y="1.5cm" presentation:class="outline" presentation:user-transformed="true">
          <draw:text-box>
            <text:list text:style-name="L2">
              <text:list-item>
                <text:p text:style-name="P6"><text:span text:style-name="T3">Arbre 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Modèle MVC :</text:span></text:p>
                <text:list>
                  <text:list-item>
                    <text:p><text:span text:style-name="T3">Vue : html, css, bootstrap, javascript, jquery, less, css3</text:span></text:p>
                  </text:list-item>
                  <text:list-item>
                    <text:p><text:span text:style-name="T3">Contrôleur : php, gestion connexions : comptes, sécurité du site</text:span></text:p>
                  </text:list-item>
                  <text:list-item>
                    <text:p><text:span text:style-name="T3"><text:s/></text:span><text:span text:style-name="T3">Modèle : base de données, classes php interfaçage</text:span></text:p>
                  </text:list-item>
                </text:list>
              </text:list-item>
            </text:list>
          </draw:text-box>
        </draw:frame>
        <draw:frame draw:style-name="gr7" xml:id="id9" draw:id="id9" draw:layer="layout" svg:width="6.9cm" svg:height="0.963cm" svg:x="9.7cm" svg:y="5.037cm">
          <draw:text-box>
            <text:p>Home = présentation </text:p>
          </draw:text-box>
        </draw:frame>
        <draw:connector draw:style-name="gr2" draw:text-style-name="P1" draw:layer="layout" svg:x1="13.05cm" svg:y1="6cm" svg:x2="16.45cm" svg:y2="8cm" draw:end-shape="id4" draw:end-glue-point="0" svg:d="M13050 6000v750h3400v1250" svg:viewBox="0 0 3401 2001">
          <text:p/>
        </draw:connector>
        <draw:frame draw:style-name="gr3" xml:id="id5" draw:id="id5" draw:layer="layout" svg:width="2.5cm" svg:height="0.963cm" svg:x="5.3cm" svg:y="8.037cm">
          <draw:text-box>
            <text:p>CV </text:p>
          </draw:text-box>
        </draw:frame>
        <draw:frame draw:style-name="gr8" xml:id="id6" draw:id="id6" draw:layer="layout" svg:width="4cm" svg:height="0.963cm" svg:x="7.3cm" svg:y="8cm">
          <draw:text-box>
            <text:p>réalisations </text:p>
          </draw:text-box>
        </draw:frame>
        <draw:frame draw:style-name="gr3" xml:id="id7" draw:id="id7" draw:layer="layout" svg:width="2cm" svg:height="0.963cm" svg:x="11.6cm" svg:y="8cm">
          <draw:text-box>
            <text:p>veille </text:p>
          </draw:text-box>
        </draw:frame>
        <draw:connector draw:style-name="gr2" draw:text-style-name="P1" draw:layer="layout" svg:x1="13.05cm" svg:y1="6cm" svg:x2="6.55cm" svg:y2="8.037cm" draw:end-shape="id5" draw:end-glue-point="0" svg:d="M13050 6000v769h-6500v1268" svg:viewBox="0 0 6501 2038">
          <text:p/>
        </draw:connector>
        <draw:connector draw:style-name="gr2" draw:text-style-name="P1" draw:layer="layout" svg:x1="13.05cm" svg:y1="6cm" svg:x2="9.3cm" svg:y2="8cm" draw:end-shape="id6" draw:end-glue-point="0" svg:d="M13050 6000v750h-3750v1250" svg:viewBox="0 0 3751 2001">
          <text:p/>
        </draw:connector>
        <draw:connector draw:style-name="gr2" draw:text-style-name="P1" xml:id="id11" draw:id="id11" draw:layer="layout" svg:x1="13.05cm" svg:y1="6cm" svg:x2="12.6cm" svg:y2="8cm" draw:end-shape="id7" draw:end-glue-point="0" svg:d="M13050 6000v750h-450v1250" svg:viewBox="0 0 451 2001">
          <text:p/>
        </draw:connector>
        <draw:frame draw:style-name="gr3" xml:id="id4" draw:id="id4" draw:layer="layout" svg:width="5.1cm" svg:height="0.963cm" svg:x="13.9cm" svg:y="8cm">
          <draw:text-box>
            <text:p>Environnement </text:p>
          </draw:text-box>
        </draw:frame>
        <draw:frame draw:style-name="gr7" xml:id="id10" draw:id="id10" draw:layer="layout" svg:width="2.8cm" svg:height="0.963cm" svg:x="19cm" svg:y="8cm">
          <draw:text-box>
            <text:p>contact </text:p>
          </draw:text-box>
        </draw:frame>
        <draw:frame draw:style-name="gr7" xml:id="id8" draw:id="id8" draw:layer="layout" svg:width="4cm" svg:height="0.963cm" svg:x="11.2cm" svg:y="3.037cm">
          <draw:text-box>
            <text:p>Couverture </text:p>
          </draw:text-box>
        </draw:frame>
        <draw:connector draw:style-name="gr9" draw:text-style-name="P1" draw:layer="layout" draw:type="line" svg:x1="13.2cm" svg:y1="4cm" svg:x2="13.15cm" svg:y2="5.037cm" draw:start-shape="id8" draw:start-glue-point="2" draw:end-shape="id9" draw:end-glue-point="0" svg:d="M13200 4000l-50 1037" svg:viewBox="0 0 51 1038">
          <text:p/>
        </draw:connector>
        <draw:connector draw:style-name="gr2" draw:text-style-name="P1" draw:layer="layout" svg:x1="20.4cm" svg:y1="8cm" svg:x2="12.825cm" svg:y2="6.75cm" draw:start-shape="id10" draw:start-glue-point="0" draw:end-shape="id11" draw:end-glue-point="0" svg:d="M20400 8000v-1250h-7575" svg:viewBox="0 0 7576 1251">
          <text:p/>
        </draw:connecto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verture" draw:style-name="dp1" draw:master-page-name="Default">
        <draw:g>
          <draw:custom-shape draw:style-name="gr10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7cm" svg:height="6.5cm" svg:x="10.5cm" svg:y="7cm">
          <text:p text:style-name="P1">Portfol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5cm" svg:height="2.5cm" svg:x="1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cm" svg:height="2.5cm" svg:x="12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5cm" svg:height="2.5cm" svg:x="17.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cm" svg:height="2.5cm" svg:x="17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5cm" svg:height="2.5cm" svg:x="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5cm" svg:height="0.963cm" svg:x="13.1cm" svg:y="2.5cm">
          <draw:text-box>
            <text:p>Home</text:p>
          </draw:text-box>
        </draw:frame>
        <draw:frame draw:style-name="gr3" draw:layer="layout" svg:width="1.5cm" svg:height="0.963cm" svg:x="20.4cm" svg:y="7.837cm">
          <draw:text-box>
            <text:p>CV</text:p>
          </draw:text-box>
        </draw:frame>
        <draw:frame draw:style-name="gr3" draw:layer="layout" svg:width="4cm" svg:height="0.963cm" svg:x="19.8cm" svg:y="13.5cm">
          <draw:text-box>
            <text:p>Réalisations</text:p>
          </draw:text-box>
        </draw:frame>
        <draw:frame draw:style-name="gr3" draw:layer="layout" svg:width="2.5cm" svg:height="0.963cm" svg:x="12.8cm" svg:y="17.037cm">
          <draw:text-box>
            <text:p>Veille</text:p>
          </draw:text-box>
        </draw:frame>
        <draw:frame draw:style-name="gr3" draw:layer="layout" svg:width="5.2cm" svg:height="0.963cm" svg:x="2.7cm" svg:y="13cm">
          <draw:text-box>
            <text:p>Environnement</text:p>
          </draw:text-box>
        </draw:frame>
        <draw:frame draw:style-name="gr3" draw:layer="layout" svg:width="3cm" svg:height="0.963cm" svg:x="4.9cm" svg:y="7.2cm">
          <draw:text-box>
            <text:p>Contact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cm" svg:height="0.983cm" svg:x="7cm" svg:y="2.517cm">
          <draw:text-box>
            <text:p><text:span text:style-name="T4">HOME</text:span></text:p>
          </draw:text-box>
        </draw:frame>
        <draw:line draw:style-name="gr21" draw:text-style-name="P1" draw:layer="layout" svg:x1="7cm" svg:y1="4cm" svg:x2="26cm" svg:y2="4cm">
          <text:p/>
        </draw:line>
        <draw:frame draw:style-name="gr22" draw:text-style-name="P8" draw:layer="layout" svg:width="19cm" svg:height="2.963cm" svg:x="7cm" svg:y="4.537cm">
          <draw:text-box>
            <text:p><text:span text:style-name="T5">Présentation</text:span></text:p>
          </draw:text-box>
        </draw:frame>
        <draw:custom-shape draw:style-name="gr13" draw:text-style-name="P9" draw:layer="layout" svg:width="1cm" svg:height="1cm" svg:x="7.3cm" svg:y="18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9" draw:layer="layout" svg:width="1cm" svg:height="1cm" svg:x="8.8cm" svg:y="18.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3" draw:text-style-name="P8" draw:layer="layout" svg:width="12cm" svg:height="0.963cm" svg:x="7.3cm" svg:y="16.937cm">
          <draw:text-box>
            <text:p><text:span text:style-name="T5">Vous pouvez-aussi me retrouver sur : </text:span></text:p>
          </draw:text-box>
        </draw:frame>
        <draw:custom-shape draw:style-name="gr23" draw:text-style-name="P1" draw:layer="layout" svg:width="2.899cm" svg:height="1.484cm" svg:x="2.1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0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0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1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01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01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7cm" svg:height="0.983cm" svg:x="7cm" svg:y="2.517cm">
          <draw:text-box>
            <text:p><text:span text:style-name="T11">Titre</text:span></text:p>
          </draw:text-box>
        </draw:frame>
        <draw:line draw:style-name="gr25" draw:text-style-name="P1" draw:layer="layout" svg:x1="7cm" svg:y1="4cm" svg:x2="26cm" svg:y2="4cm">
          <text:p/>
        </draw:line>
        <draw:frame draw:style-name="gr3" draw:text-style-name="P17" draw:layer="layout" svg:width="8.5cm" svg:height="0.963cm" svg:x="7cm" svg:y="4.637cm">
          <draw:text-box>
            <text:p><text:span text:style-name="T12">Expérience professionnelle</text:span></text:p>
          </draw:text-box>
        </draw:frame>
        <draw:custom-shape draw:style-name="gr26" draw:text-style-name="P1" draw:layer="layout" svg:width="1.5cm" svg:height="1.5cm" svg:x="25cm" svg:y="18cm">
          <text:p text:style-name="P1">pdf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7" draw:text-style-name="P9" draw:layer="layout" svg:width="1cm" svg:height="1cm" svg:x="7.301cm" svg:y="18.3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9" draw:layer="layout" svg:width="1cm" svg:height="1cm" svg:x="8.801cm" svg:y="18.30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3" draw:text-style-name="P18" draw:layer="layout" svg:width="12cm" svg:height="0.963cm" svg:x="7.3cm" svg:y="16.938cm">
          <draw:text-box>
            <text:p><text:span text:style-name="T13">Vous pouvez-aussi me retrouver sur : </text:span></text:p>
          </draw:text-box>
        </draw:frame>
        <draw:frame draw:style-name="gr3" draw:text-style-name="P17" draw:layer="layout" svg:width="5cm" svg:height="0.963cm" svg:x="7cm" svg:y="7.137cm">
          <draw:text-box>
            <text:p><text:span text:style-name="T12">Compétences</text:span></text:p>
          </draw:text-box>
        </draw:frame>
        <draw:frame draw:style-name="gr3" draw:text-style-name="P17" draw:layer="layout" svg:width="4cm" svg:height="0.963cm" svg:x="7cm" svg:y="12.237cm">
          <draw:text-box>
            <text:p><text:span text:style-name="T12">Formations</text:span></text:p>
          </draw:text-box>
        </draw:frame>
        <draw:frame draw:style-name="gr3" draw:text-style-name="P17" draw:layer="layout" svg:width="5cm" svg:height="0.963cm" svg:x="8cm" svg:y="8.6cm">
          <draw:text-box>
            <text:p><text:span text:style-name="T12">Informatique</text:span></text:p>
          </draw:text-box>
        </draw:frame>
        <draw:frame draw:style-name="gr3" draw:text-style-name="P17" draw:layer="layout" svg:width="5cm" svg:height="0.963cm" svg:x="8cm" svg:y="10.1cm">
          <draw:text-box>
            <text:p><text:span text:style-name="T12">Autre</text:span></text:p>
          </draw:text-box>
        </draw:frame>
        <draw:frame draw:style-name="gr3" draw:text-style-name="P17" draw:layer="layout" svg:width="9cm" svg:height="0.963cm" svg:x="7cm" svg:y="14.837cm">
          <draw:text-box>
            <text:p><text:span text:style-name="T12">Informations complémentaires</text:span></text:p>
          </draw:text-box>
        </draw:frame>
        <draw:custom-shape draw:style-name="gr23" draw:text-style-name="P1" draw:layer="layout" svg:width="2.899cm" svg:height="1.484cm" svg:x="2.099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89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89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89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89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7cm" svg:height="0.983cm" svg:x="7cm" svg:y="2.517cm">
          <draw:text-box>
            <text:p><text:span text:style-name="T14">Titre</text:span></text:p>
          </draw:text-box>
        </draw:frame>
        <draw:line draw:style-name="gr27" draw:text-style-name="P1" draw:layer="layout" svg:x1="7cm" svg:y1="4cm" svg:x2="26cm" svg:y2="4cm">
          <text:p/>
        </draw:line>
        <draw:frame draw:style-name="gr3" draw:text-style-name="P20" draw:layer="layout" svg:width="18.5cm" svg:height="0.963cm" svg:x="7cm" svg:y="4.537cm">
          <draw:text-box>
            <text:p><text:span text:style-name="T15">Sommaire interactif de mes réalisations</text:span></text:p>
          </draw:text-box>
        </draw:frame>
        <draw:custom-shape draw:style-name="gr23" draw:text-style-name="P1" draw:layer="layout" svg:width="2.899cm" svg:height="1.484cm" svg:x="2.099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89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89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89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89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0" draw:layer="layout" svg:width="18.5cm" svg:height="3.811cm" svg:x="7cm" svg:y="10.537cm">
          <draw:text-box>
            <text:p><text:span text:style-name="T15">Réalisation</text:span></text:p>
            <text:p><text:span text:style-name="T15"/></text:p>
            <text:p><text:span text:style-name="T15">Blabla de présentation</text:span></text:p>
            <text:p><text:span text:style-name="T15"/></text:p>
            <text:p><text:span text:style-name="T15">Affichage de documents ou lien vers ces documents</text:span></text:p>
          </draw:text-box>
        </draw:frame>
        <draw:custom-shape draw:style-name="gr28" draw:text-style-name="P1" draw:layer="layout" svg:width="1.5cm" svg:height="1.5cm" svg:x="25.001cm" svg:y="18.001cm">
          <text:p text:style-name="P1">pdf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7cm" svg:height="0.983cm" svg:x="7cm" svg:y="2.517cm">
          <draw:text-box>
            <text:p><text:span text:style-name="T16">Titre</text:span></text:p>
          </draw:text-box>
        </draw:frame>
        <draw:line draw:style-name="gr29" draw:text-style-name="P1" draw:layer="layout" svg:x1="7cm" svg:y1="4cm" svg:x2="26cm" svg:y2="4cm">
          <text:p/>
        </draw:line>
        <draw:frame draw:style-name="gr3" draw:text-style-name="P22" draw:layer="layout" svg:width="4cm" svg:height="0.963cm" svg:x="7cm" svg:y="4.537cm">
          <draw:text-box>
            <text:p><text:span text:style-name="T17">Contenu</text:span></text:p>
          </draw:text-box>
        </draw:frame>
        <draw:custom-shape draw:style-name="gr30" draw:text-style-name="P23" draw:layer="layout" svg:width="17cm" svg:height="6.5cm" svg:x="8cm" svg:y="6.2cm">
          <text:p text:style-name="P1"><text:span text:style-name="T18">Carrousel de log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89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89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89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89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17cm" svg:height="3.887cm" svg:x="8cm" svg:y="14.113cm">
          <draw:text-box>
            <text:p text:style-name="P1"><text:span text:style-name="T18">Texte relatif à la veille apparaissant au clic sur un logo</text:span></text:p>
          </draw:text-box>
        </draw:frame>
        <draw:custom-shape draw:style-name="gr15" draw:text-style-name="P1" draw:layer="layout" svg:width="0.5cm" svg:height="0.5cm" svg:x="2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cm" svg:height="0.5cm" svg:x="23.301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cm" svg:height="0.5cm" svg:x="22.601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4" draw:layer="layout" svg:width="7cm" svg:height="0.983cm" svg:x="7cm" svg:y="2.517cm">
          <draw:text-box>
            <text:p><text:span text:style-name="T19">Titre</text:span></text:p>
          </draw:text-box>
        </draw:frame>
        <draw:line draw:style-name="gr32" draw:text-style-name="P1" draw:layer="layout" svg:x1="7cm" svg:y1="4cm" svg:x2="26cm" svg:y2="4cm">
          <text:p/>
        </draw:line>
        <draw:frame draw:style-name="gr3" draw:text-style-name="P25" draw:layer="layout" svg:width="8cm" svg:height="0.963cm" svg:x="7cm" svg:y="4.537cm">
          <draw:text-box>
            <text:p><text:span text:style-name="T20">Blabla sur l'environnement</text:span></text:p>
          </draw:text-box>
        </draw:frame>
        <draw:custom-shape draw:style-name="gr23" draw:text-style-name="P1" draw:layer="layout" svg:width="2.899cm" svg:height="1.484cm" svg:x="2.099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89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89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89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89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4cm" svg:height="3.5cm" svg:x="13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4cm" svg:height="3.5cm" svg:x="15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4cm" svg:height="3.5cm" svg:x="14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custom-shape draw:style-name="gr18" draw:text-style-name="P1" draw:layer="layout" svg:width="28cm" svg:height="20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cm" svg:height="1cm" svg:x="0cm" svg:y="0cm">
            <text:p text:style-name="P1">Portfolio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cm" svg:height="0.5cm" svg:x="0.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20.4cm" svg:height="18cm" svg:x="6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6" draw:layer="layout" svg:width="7cm" svg:height="0.983cm" svg:x="7cm" svg:y="2.517cm">
          <draw:text-box>
            <text:p><text:span text:style-name="T21">Contact</text:span></text:p>
          </draw:text-box>
        </draw:frame>
        <draw:line draw:style-name="gr34" draw:text-style-name="P1" draw:layer="layout" svg:x1="7cm" svg:y1="4cm" svg:x2="26cm" svg:y2="4cm">
          <text:p/>
        </draw:line>
        <draw:frame draw:style-name="gr35" draw:text-style-name="P27" draw:layer="layout" svg:width="5.5cm" svg:height="11.643cm" svg:x="7cm" svg:y="4.537cm">
          <draw:text-box>
            <text:p><text:span text:style-name="T22">Objet : </text:span></text:p>
            <text:p><text:span text:style-name="T22"/></text:p>
            <text:p><text:span text:style-name="T22">Message : 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>Votre mail : </text:span></text:p>
            <text:p><text:span text:style-name="T22"/></text:p>
            <text:p><text:span text:style-name="T22">Merci de retaper le code sur l'image ci-contre : </text:span></text:p>
          </draw:text-box>
        </draw:frame>
        <draw:custom-shape draw:style-name="gr23" draw:text-style-name="P1" draw:layer="layout" svg:width="2.899cm" svg:height="1.484cm" svg:x="2.099cm" svg:y="6.882cm">
          <text:p text:style-name="P1">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8.366cm">
          <text:p text:style-name="P1">Ré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9.849cm">
          <text:p text:style-name="P1">Ve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1cm" svg:y="5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4cm" svg:x="2.099cm" svg:y="11.333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899cm" svg:height="1.483cm" svg:x="2.099cm" svg:y="12.817cm">
          <text:p text:style-name="P1"><text:s text:c="3"/>Cont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599cm" svg:height="1.601cm" svg:x="0.899cm" svg:y="6.79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599cm" svg:height="1.601cm" svg:x="0.9cm" svg:y="8.299cm">
          <text:p text:style-name="P1"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.599cm" svg:height="1.601cm" svg:x="0.899cm" svg:y="9.799cm">
          <text:p text:style-name="P1"><text:span text:style-name="T8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99cm" svg:height="1.601cm" svg:x="0.9cm" svg:y="5.3cm">
          <text:p text:style-name="P1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9cm" svg:height="1.601cm" svg:x="0.899cm" svg:y="11.3cm">
          <text:p text:style-name="P1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599cm" svg:height="1.601cm" svg:x="0.899cm" svg:y="12.8cm">
          <text:p text:style-name="P1"><text:span text:style-name="T10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3.5cm" svg:height="1cm" svg:x="12.3cm" svg:y="4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3.5cm" svg:height="5.5cm" svg:x="12.3cm" svg:y="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3.5cm" svg:height="1cm" svg:x="12.3cm" svg:y="12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2cm" svg:height="1cm" svg:x="12.3cm" svg:y="15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4.2cm" svg:height="1cm" svg:x="12.3cm" svg:y="13.9cm">
          <text:p text:style-name="P1"><text:span text:style-name="T23">Captch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Bootstrap</text:p>
              </text:list-item>
              <text:list-item>
                <text:p>Jquery</text:p>
              </text:list-item>
              <text:list-item>
                <text:p>Less</text:p>
              </text:list-item>
              <text:list-item>
                <text:p>css3</text:p>
              </text:list-item>
              <text:list-item>
                <text:p>Svn (versioning)</text:p>
              </text:list-item>
              <text:list-item>
                <text:p>Redmine (gestion projet)</text:p>
              </text:list-item>
              <text:list-item>
                <text:p>Serveur ovh + nom de domaine</text:p>
              </text:list-item>
              <text:list-item>
                <text:p>Client ftp filezilla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 presentation:user-transformed="true">
          <draw:text-box>
            <text:p>Outils utilisés :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2" draw:layer="layout" svg:width="25.199cm" svg:height="1.5cm" svg:x="1.301cm" svg:y="0cm" presentation:class="title" presentation:user-transformed="true">
          <draw:text-box>
            <text:p><text:span text:style-name="T1">Suivi temps :</text:span></text:p>
          </draw:text-box>
        </draw:frame>
        <draw:frame presentation:style-name="pr3" draw:text-style-name="P4" draw:layer="layout" svg:width="25.199cm" svg:height="19.5cm" svg:x="1.4cm" svg:y="1.5cm" presentation:class="outline" presentation:user-transformed="true">
          <draw:text-box>
            <text:list text:style-name="L2">
              <text:list-item>
                <text:p text:style-name="P6"><text:span text:style-name="T3">Recherche photos + diapos du visuel <text:s/>+ recherche d'exemples <text:s/>: 1j 1/2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48M9S</meta:editing-duration>
    <meta:editing-cycles>119</meta:editing-cycles>
    <meta:generator>LibreOffice/4.2.8.2$Windows_x86 LibreOffice_project/48d50dbfc06349262c9d50868e5c1f630a573ebd</meta:generator>
    <dc:date>2015-02-18T23:13:10.538000000</dc:date>
    <dc:creator>BLIBLI BLUBLU</dc:creator>
    <meta:document-statistic meta:object-count="248"/>
  </office:meta>
</office:document-meta>
</file>